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3.1445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3.1339in"/>
    </style:style>
    <style:style style:name="co9" style:family="table-column">
      <style:table-column-properties fo:break-before="auto" style:column-width="1.41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7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14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15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16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1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rint/Vitamin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Total units</text:p>
          </table:table-cell>
          <table:table-cell table:style-name="ce1" office:value-type="string" calcext:value-type="string">
            <text:p>Functional Unit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]=&quot;&quot;;[.E4];[.E4]*[.F4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bearing</text:p>
          </table:table-cell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]=&quot;&quot;;[.E5];[.E5]*[.F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LM8UU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]=&quot;&quot;;[.E6];[.E6]*[.F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linear bearing</text:p>
          </table:table-cell>
        </table:table-row>
        <table:table-row table:style-name="ro1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&quot;&quot;;[.E7];[.E7]*[.F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Traxxas 5347 Rod Ends with Hollow Balls, Larg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8]=&quot;&quot;;[.E8];[.E8]*[.F8])" office:value-type="float" office:value="12" calcext:value-type="float">
            <text:p>12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s</text:p>
          </table:table-cell>
        </table:table-row>
        <table:table-row table:style-name="ro1">
          <table:table-cell office:value-type="string" calcext:value-type="string">
            <text:p>T5 timing be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formula="of:=IF([.F9]=&quot;&quot;;[.E9];[.E9]*[.F9])" office:value-type="float" office:value="3600" calcext:value-type="float">
            <text:p>360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ming belt</text:p>
          </table:table-cell>
        </table:table-row>
        <table:table-row table:style-name="ro3">
          <table:table-cell office:value-type="string" calcext:value-type="string">
            <text:p>0.254” OD x 0.158” ID pulltruded carbon fiber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arbon fiber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formula="of:=IF([.F10]=&quot;&quot;;[.E10];[.E10]*[.F10])" office:value-type="float" office:value="1500" calcext:value-type="float">
            <text:p>150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rod</text:p>
          </table:table-cell>
        </table:table-row>
        <table:table-row table:style-name="ro3">
          <table:table-cell office:value-type="string" calcext:value-type="string">
            <text:p>5/32” OD x 1/10” ID pulltruded carbon fiber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arbon fiber rod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F11]=&quot;&quot;;[.E11];[.E11]*[.F11])" office:value-type="float" office:value="240" calcext:value-type="float">
            <text:p>24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 to rod</text:p>
          </table:table-cell>
        </table:table-row>
        <table:table-row table:style-name="ro2">
          <table:table-cell office:value-type="string" calcext:value-type="string">
            <text:p>16-Gauge 2 Conduc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&quot;&quot;;[.E12];[.E12]*[.F1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power</text:p>
          </table:table-cell>
        </table:table-row>
        <table:table-row table:style-name="ro1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3]=&quot;&quot;;[.E13];[.E13]*[.F1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twisted pair</text:p>
          </table:table-cell>
        </table:table-row>
        <table:table-row table:style-name="ro1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4]=&quot;&quot;;[.E14];[.E14]*[.F14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power and hot end thermistor</text:p>
          </table:table-cell>
        </table:table-row>
        <table:table-row table:style-name="ro1">
          <table:table-cell office:value-type="string" calcext:value-type="string">
            <text:p>8mm diameter drill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table:formula="of:=IF([.F15]=&quot;&quot;;[.E15];[.E15]*[.F15])" office:value-type="float" office:value="3570" calcext:value-type="float">
            <text:p>357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guide rod</text:p>
          </table:table-cell>
        </table:table-row>
        <table:table-row table:style-name="ro1">
          <table:table-cell office:value-type="string" calcext:value-type="string">
            <text:p>1/8” shock co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astic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IF([.F16]=&quot;&quot;;[.E16];[.E16]*[.F16])" office:value-type="float" office:value="600" calcext:value-type="float">
            <text:p>60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tensioner</text:p>
          </table:table-cell>
        </table:table-row>
        <table:table-row table:style-name="ro1">
          <table:table-cell office:value-type="string" calcext:value-type="string">
            <text:p>12V 20A power supply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]=&quot;&quot;;[.E17];[.E17]*[.F17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40mm x 40mm 12v fa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8]=&quot;&quot;;[.E18];[.E18]*[.F18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active cooling</text:p>
          </table:table-cell>
        </table:table-row>
        <table:table-row table:style-name="ro1">
          <table:table-cell office:value-type="string" calcext:value-type="string">
            <text:p>Limit switch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9]=&quot;&quot;;[.E19];[.E19]*[.F19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</text:p>
          </table:table-cell>
        </table:table-row>
        <table:table-row table:style-name="ro3">
          <table:table-cell office:value-type="string" calcext:value-type="string">
            <text:p>Melzi controller boa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0]=&quot;&quot;;[.E20];[.E20]*[.F20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1]=&quot;&quot;;[.E21];[.E21]*[.F21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base plate mount</text:p>
          </table:table-cell>
        </table:table-row>
        <table:table-row table:style-name="ro1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F22]=&quot;&quot;;[.E22];[.E22]*[.F22])" office:value-type="float" office:value="24" calcext:value-type="float">
            <text:p>24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linking board mount</text:p>
          </table:table-cell>
        </table:table-row>
        <table:table-row table:style-name="ro1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3]=&quot;&quot;;[.E23];[.E23]*[.F23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base plate mount</text:p>
          </table:table-cell>
        </table:table-row>
        <table:table-row table:style-name="ro1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F24]=&quot;&quot;;[.E24];[.E24]*[.F24])" office:value-type="float" office:value="24" calcext:value-type="float">
            <text:p>24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linking board mount</text:p>
          </table:table-cell>
        </table:table-row>
        <table:table-row table:style-name="ro1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25]=&quot;&quot;;[.E25];[.E25]*[.F25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SU mount</text:p>
          </table:table-cell>
        </table:table-row>
        <table:table-row table:style-name="ro1">
          <table:table-cell office:value-type="string" calcext:value-type="string">
            <text:p>M2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6]=&quot;&quot;;[.E26];[.E26]*[.F2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</table:table-row>
        <table:table-row table:style-name="ro1">
          <table:table-cell office:value-type="string" calcext:value-type="string">
            <text:p>M2 x 1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7]=&quot;&quot;;[.E27];[.E27]*[.F27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mit switch mount</text:p>
          </table:table-cell>
        </table:table-row>
        <table:table-row table:style-name="ro1">
          <table:table-cell office:value-type="string" calcext:value-type="string">
            <text:p>M2 x 1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8]=&quot;&quot;;[.E28];[.E28]*[.F28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retainer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9]=&quot;&quot;;[.E29];[.E29]*[.F29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0]=&quot;&quot;;[.E30];[.E30]*[.F30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1]=&quot;&quot;;[.E31];[.E31]*[.F3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2]=&quot;&quot;;[.E32];[.E32]*[.F32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3]=&quot;&quot;;[.E33];[.E33]*[.F33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</table:table-row>
        <table:table-row table:style-name="ro1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34]=&quot;&quot;;[.E34];[.E34]*[.F34])" office:value-type="float" office:value="3" calcext:value-type="float">
            <text:p>3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5]=&quot;&quot;;[.E35];[.E35]*[.F35])" office:value-type="float" office:value="12" calcext:value-type="float">
            <text:p>1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</table:table-row>
        <table:table-row table:style-name="ro3">
          <table:table-cell office:value-type="string" calcext:value-type="string">
            <text:p>M3 nylock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6]=&quot;&quot;;[.E36];[.E36]*[.F36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</table:table-row>
        <table:table-row table:style-name="ro3">
          <table:table-cell office:value-type="string" calcext:value-type="string">
            <text:p>M3 nylock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7]=&quot;&quot;;[.E37];[.E37]*[.F37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tie rod mount</text:p>
          </table:table-cell>
        </table:table-row>
        <table:table-row table:style-name="ro3">
          <table:table-cell office:value-type="string" calcext:value-type="string">
            <text:p>M3 nylock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8]=&quot;&quot;;[.E38];[.E38]*[.F38])" office:value-type="float" office:value="6" calcext:value-type="float">
            <text:p>6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tie rod mount</text:p>
          </table:table-cell>
        </table:table-row>
        <table:table-row table:style-name="ro1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9]=&quot;&quot;;[.E39];[.E39]*[.F39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</table:table-row>
        <table:table-row table:style-name="ro1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IF([.F40]=&quot;&quot;;[.E40];[.E40]*[.F40])" office:value-type="float" office:value="225" calcext:value-type="float">
            <text:p>225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tie rod mount</text:p>
          </table:table-cell>
        </table:table-row>
        <table:table-row table:style-name="ro1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41]=&quot;&quot;;[.E41];[.E41]*[.F41])" office:value-type="float" office:value="510" calcext:value-type="float">
            <text:p>51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</table:table-row>
        <table:table-row table:style-name="ro1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IF([.F42]=&quot;&quot;;[.E42];[.E42]*[.F42])" office:value-type="float" office:value="225" calcext:value-type="float">
            <text:p>225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tie rod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3]=&quot;&quot;;[.E43];[.E43]*[.F43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4]=&quot;&quot;;[.E44];[.E44]*[.F44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guide rod clamp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5]=&quot;&quot;;[.E45];[.E45]*[.F45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&quot;;[.E46];[.E46]*[.F4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7]=&quot;&quot;;[.E47];[.E47]*[.F47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tie rod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8]=&quot;&quot;;[.E48];[.E48]*[.F48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guide rod clamp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9]=&quot;&quot;;[.E49];[.E49]*[.F49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0]=&quot;&quot;;[.E50];[.E50]*[.F50])" office:value-type="float" office:value="6" calcext:value-type="float">
            <text:p>6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tie rod mount</text:p>
          </table:table-cell>
        </table:table-row>
        <table:table-row table:style-name="ro1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&quot;;[.E51];[.E51]*[.F51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52]=&quot;&quot;;[.E52];[.E52]*[.F52])" office:value-type="float" office:value="16" calcext:value-type="float">
            <text:p>1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</table:table-row>
        <table:table-row table:style-name="ro1">
          <table:table-cell office:value-type="string" calcext:value-type="string">
            <text:p>M3 x 1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3]=&quot;&quot;;[.E53];[.E53]*[.F53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mount</text:p>
          </table:table-cell>
        </table:table-row>
        <table:table-row table:style-name="ro1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54]=&quot;&quot;;[.E54];[.E54]*[.F54])" office:value-type="float" office:value="12" calcext:value-type="float">
            <text:p>12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</table:table-row>
        <table:table-row table:style-name="ro1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55]=&quot;&quot;;[.E55];[.E55]*[.F55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belt terminator mount</text:p>
          </table:table-cell>
        </table:table-row>
        <table:table-row table:style-name="ro1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6]=&quot;&quot;;[.E56];[.E56]*[.F56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57]=&quot;&quot;;[.E57];[.E57]*[.F57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</table:table-row>
        <table:table-row table:style-name="ro1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&quot;&quot;;[.E58];[.E58]*[.F58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9]=&quot;&quot;;[.E59];[.E59]*[.F59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0]=&quot;&quot;;[.E60];[.E60]*[.F60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vertical board mount</text:p>
          </table:table-cell>
        </table:table-row>
        <table:table-row table:style-name="ro1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1]=&quot;&quot;;[.E61];[.E61]*[.F61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 vertical board mount</text:p>
          </table:table-cell>
        </table:table-row>
        <table:table-row table:style-name="ro1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2]=&quot;&quot;;[.E62];[.E62]*[.F62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M3 x 8mm set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3]=&quot;&quot;;[.E63];[.E63]*[.F63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pulley</text:p>
          </table:table-cell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4]=&quot;&quot;;[.E64];[.E64]*[.F64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 retainer</text:p>
          </table:table-cell>
        </table:table-row>
        <table:table-row table:style-name="ro1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&quot;;[.E65];[.E65]*[.F6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6]=&quot;&quot;;[.E66];[.E66]*[.F66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extruder drive mount</text:p>
          </table:table-cell>
        </table:table-row>
        <table:table-row table:style-name="ro1">
          <table:table-cell office:value-type="string" calcext:value-type="string">
            <text:p>M4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7]=&quot;&quot;;[.E67];[.E67]*[.F67])" office:value-type="float" office:value="4" calcext:value-type="float">
            <text:p>4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extruder drive mount</text:p>
          </table:table-cell>
        </table:table-row>
        <table:table-row table:style-name="ro1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8]=&quot;&quot;;[.E68];[.E68]*[.F68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SU mount</text:p>
          </table:table-cell>
        </table:table-row>
        <table:table-row table:style-name="ro1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9]=&quot;&quot;;[.E69];[.E69]*[.F69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extruder drive mount</text:p>
          </table:table-cell>
        </table:table-row>
        <table:table-row table:style-name="ro1">
          <table:table-cell office:value-type="string" calcext:value-type="string">
            <text:p>M8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0]=&quot;&quot;;[.E70];[.E70]*[.F70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 retainer</text:p>
          </table:table-cell>
        </table:table-row>
        <table:table-row table:style-name="ro1">
          <table:table-cell office:value-type="string" calcext:value-type="string">
            <text:p>M8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F71]=&quot;&quot;;[.E71];[.E71]*[.F71])" office:value-type="float" office:value="9" calcext:value-type="float">
            <text:p>9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</table:table-row>
        <table:table-row table:style-name="ro1">
          <table:table-cell office:value-type="string" calcext:value-type="string">
            <text:p>M8 x 40mm hex head bo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2]=&quot;&quot;;[.E72];[.E72]*[.F7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shaft</text:p>
          </table:table-cell>
        </table:table-row>
        <table:table-row table:style-name="ro1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3]=&quot;&quot;;[.E73];[.E73]*[.F73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4]=&quot;&quot;;[.E74];[.E74]*[.F74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5]=&quot;&quot;;[.E75];[.E75]*[.F75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 motor mount</text:p>
          </table:table-cell>
        </table:table-row>
        <table:table-row table:style-name="ro1">
          <table:table-cell office:value-type="string" calcext:value-type="string">
            <text:p>12 tooth T5 pulle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6]=&quot;&quot;;[.E76];[.E76]*[.F7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pulley</text:p>
          </table:table-cell>
        </table:table-row>
        <table:table-row table:style-name="ro3">
          <table:table-cell office:value-type="string" calcext:value-type="string">
            <text:p>Airtripper's drive bod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7]=&quot;&quot;;[.E77];[.E77]*[.F7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Airtripper's idler hold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8]=&quot;&quot;;[.E78];[.E78]*[.F7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Airtripper's idler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9]=&quot;&quot;;[.E79];[.E79]*[.F7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3">
          <table:table-cell office:value-type="string" calcext:value-type="string">
            <text:p>Airtripper's tie ro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0]=&quot;&quot;;[.E80];[.E80]*[.F80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carriag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1]=&quot;&quot;;[.E81];[.E81]*[.F8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</text:p>
          </table:table-cell>
        </table:table-row>
        <table:table-row table:style-name="ro3">
          <table:table-cell office:value-type="string" calcext:value-type="string">
            <text:p>Dalek_effe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2]=&quot;&quot;;[.E82];[.E82]*[.F8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/>
        </table:table-row>
        <table:table-row table:style-name="ro1">
          <table:table-cell office:value-type="string" calcext:value-type="string">
            <text:p>end_idl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3]=&quot;&quot;;[.E83];[.E83]*[.F83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idler end</text:p>
          </table:table-cell>
        </table:table-row>
        <table:table-row table:style-name="ro1">
          <table:table-cell office:value-type="string" calcext:value-type="string">
            <text:p>end_mo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4]=&quot;&quot;;[.E84];[.E84]*[.F84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motor end</text:p>
          </table:table-cell>
        </table:table-row>
        <table:table-row table:style-name="ro1">
          <table:table-cell office:value-type="string" calcext:value-type="string">
            <text:p>fixed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5]=&quot;&quot;;[.E85];[.E85]*[.F85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ong belt terminator</text:p>
          </table:table-cell>
        </table:table-row>
        <table:table-row table:style-name="ro1">
          <table:table-cell office:value-type="string" calcext:value-type="string">
            <text:p>free_belt_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6]=&quot;&quot;;[.E86];[.E86]*[.F8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short belt terminator</text:p>
          </table:table-cell>
        </table:table-row>
        <table:table-row table:style-name="ro1">
          <table:table-cell office:value-type="string" calcext:value-type="string">
            <text:p>Glass retain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87]=&quot;&quot;;[.E87];[.E87]*[.F87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PSU_moun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88]=&quot;&quot;;[.E88];[.E88]*[.F88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tensioner_hook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89]=&quot;&quot;;[.E89];[.E89]*[.F89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e rod tensioner</text:p>
          </table:table-cell>
        </table:table-row>
        <table:table-row table:style-name="ro1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90]=&quot;&quot;;[.E90];[.E90]*[.F90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ase plates</text:p>
          </table:table-cell>
        </table:table-row>
        <table:table-row table:style-name="ro1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91]=&quot;&quot;;[.E91];[.E91]*[.F9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inking board</text:p>
          </table:table-cell>
        </table:table-row>
        <table:table-row table:style-name="ro1">
          <table:table-cell office:value-type="string" calcext:value-type="string">
            <text:p>60mm x 605mm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92]=&quot;&quot;;[.E92];[.E92]*[.F9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vertical board</text:p>
          </table:table-cell>
        </table:table-row>
        <table:table-row table:style-name="ro1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i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93]=&quot;&quot;;[.E93];[.E93]*[.F93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table:formula="of:=IF([.F94]=&quot;&quot;;[.E94];[.E94]*[.F94])" office:value-type="float" office:value="630" calcext:value-type="float">
            <text:p>630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</text:p>
          </table:table-cell>
        </table:table-row>
        <table:table-row table:style-name="ro1">
          <table:table-cell office:value-type="string" calcext:value-type="string">
            <text:p>Small wire tie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95]=&quot;&quot;;[.E95];[.E95]*[.F95])" office:value-type="float" office:value="10" calcext:value-type="float">
            <text:p>10</text:p>
          </table:table-cell>
          <table:table-cell office:value-type="string" calcext:value-type="string">
            <text:p>Frame</text:p>
          </table:table-cell>
          <table:table-cell/>
        </table:table-row>
        <table:table-row table:style-name="ro1">
          <table:table-cell office:value-type="string" calcext:value-type="string">
            <text:p>Mk7 drive gea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96]=&quot;&quot;;[.E96];[.E96]*[.F96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/>
        </table:table-row>
        <table:table-row table:style-name="ro1" table:number-rows-repeated="10484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ivot" table:style-name="ta1">
        <office:forms form:automatic-focus="false" form:apply-design-mode="false"/>
        <table:table-column table:style-name="co4" table:default-cell-style-name="ce4"/>
        <table:table-column table:style-name="co5" table:default-cell-style-name="ce11"/>
        <table:table-column table:style-name="co3" table:default-cell-style-name="ce11"/>
        <table:table-column table:style-name="co6" table:default-cell-style-name="ce11"/>
        <table:table-column table:style-name="co7" table:default-cell-style-name="ce19"/>
        <table:table-column table:style-name="co2" table:number-columns-repeated="2" table:default-cell-style-name="Default"/>
        <table:table-row table:style-name="ro4">
          <table:table-cell table:style-name="Default" office:value-type="string" calcext:value-type="string">
            <text:p>Filter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Pivot_20_Table_20_Field" office:value-type="string" calcext:value-type="string">
            <text:p>Material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3"/>
          <table:table-cell table:number-columns-repeated="2"/>
        </table:table-row>
        <table:table-row table:style-name="ro4">
          <table:table-cell table:style-name="Pivot_20_Table_20_Field" office:value-type="string" calcext:value-type="string">
            <text:p>Print/Vitamin</text:p>
          </table:table-cell>
          <table:table-cell table:style-name="ce8" office:value-type="string" calcext:value-type="string">
            <text:p>- all -</text:p>
          </table:table-cell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2" office:value-type="string" calcext:value-type="string">
            <text:p>Part description</text:p>
          </table:table-cell>
          <table:table-cell table:style-name="ce9" office:value-type="string" calcext:value-type="string">
            <text:p>Functional Unit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Data</text:p>
          </table:table-cell>
          <table:table-cell table:style-name="ce17"/>
          <table:table-cell table:number-columns-repeated="2"/>
        </table:table-row>
        <table:table-row table:style-name="ro1">
          <table:table-cell table:style-name="ce3" office:value-type="string" calcext:value-type="string">
            <text:p>#6 x 3/4” sheet metal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end base plate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formula="of:=SUM([.E25];[.E21];[.E17];[.E13];[.E9])" office:value-type="float" office:value="76" calcext:value-type="float">
            <text:p>76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linking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base plate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linking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PSU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0.254” OD x 0.158” ID pulltruded carbon fiber rod</text:p>
          </table:table-cell>
          <table:table-cell table:style-name="ce10" office:value-type="string" calcext:value-type="string">
            <text:p>Tie rod</text:p>
          </table:table-cell>
          <table:table-cell table:style-name="ce10" office:value-type="string" calcext:value-type="string">
            <text:p>ro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29]" office:value-type="float" office:value="1500" calcext:value-type="float">
            <text:p>150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” x 1/4” rubber fuel line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33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/8” shock cord</text:p>
          </table:table-cell>
          <table:table-cell table:style-name="ce10" office:value-type="string" calcext:value-type="string">
            <text:p>Tie rod</text:p>
          </table:table-cell>
          <table:table-cell table:style-name="ce10" office:value-type="string" calcext:value-type="string">
            <text:p>Tie rod tension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37]" office:value-type="float" office:value="600" calcext:value-type="float">
            <text:p>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 tooth T5 pulley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pulley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41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2V 20A power supply</text:p>
          </table:table-cell>
          <table:table-cell table:style-name="ce10" office:value-type="string" calcext:value-type="string">
            <text:p>Electronics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45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16-Gauge 2 Conductor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hot end pow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49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1m twisted pai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imit switch twisted pai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fan power and hot end thermisto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340mm diameter x 12mm plywood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base plates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40mm x 40mm 12v fan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active cooling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65]" office:value-type="float" office:value="1" calcext:value-type="float">
            <text:p>1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42mm x 240mm x 12 mm plywood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inking boar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4mm OD x 2mm ID PTFE tubing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Bowden sheath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73]" office:value-type="float" office:value="630" calcext:value-type="float">
            <text:p>6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5/32” OD x 1/10” ID pulltruded carbon fiber rod</text:p>
          </table:table-cell>
          <table:table-cell table:style-name="ce10" office:value-type="string" calcext:value-type="string">
            <text:p>Tie rod</text:p>
          </table:table-cell>
          <table:table-cell table:style-name="ce10" office:value-type="string" calcext:value-type="string">
            <text:p>tie rod end to ro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formula="of:=[.E77]" office:value-type="float" office:value="240" calcext:value-type="float">
            <text:p>2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08zz bearing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bearing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SUM([.E85];[.E81])" office:value-type="float" office:value="7" calcext:value-type="float">
            <text:p>7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60mm x 605mm x 12mm plywood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vertical boar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8mm diameter drill rod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guide ro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93]" office:value-type="float" office:value="3570" calcext:value-type="float">
            <text:p>35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rtripper's drive body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97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rtripper's idler holder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101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rtripper's idler shaft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105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rtripper's tie rod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109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rriage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1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alek_effector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117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nd_idle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en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21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nd_moto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motor end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25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ixed_belt_terminato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ong belt terminato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29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ree_belt_terminato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short belt terminato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3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lass retainer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E137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-head hot end, 1.75mm x 0.5mm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141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imit switch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imit switch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145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M8UU bearing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linear bearing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149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2 washe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imit switch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153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2 x 10mm socket head cap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limit switch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SUM([.E161];[.E157])" office:value-type="float" office:value="7" calcext:value-type="float">
            <text:p>7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hot end retain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nut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belt termina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SUM([.E189];[.E185];[.E181];[.E177];[.E173];[.E169];[.E165])" office:value-type="float" office:value="48" calcext:value-type="float">
            <text:p>48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pulley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Melzi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nylock nut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SUM([.E201];[.E197];[.E193])" office:value-type="float" office:value="24" calcext:value-type="float">
            <text:p>2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threaded rod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SUM([.E217];[.E213];[.E209];[.E205])" office:value-type="float" office:value="1470" calcext:value-type="float">
            <text:p>1470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25" calcext:value-type="float">
            <text:p>22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510" calcext:value-type="float">
            <text:p>510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510" calcext:value-type="float">
            <text:p>510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washe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belt termina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SUM([.E257];[.E253];[.E249];[.E245];[.E241];[.E237];[.E233];[.E229];[.E225];[.E221])" office:value-type="float" office:value="87" calcext:value-type="float">
            <text:p>87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carriage 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idle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guide rod clamp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mo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tie ro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Melzi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10mm socket head cap screw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fan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E261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14mm socket head cap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motor end mo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formula="of:=[.E265]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16mm socket head cap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carriage belt termina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269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25mm socket head cap screw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SUM([.E277];[.E273])" office:value-type="float" office:value="5" calcext:value-type="float">
            <text:p>5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Melzi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30mm socket head cap screw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E281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45mm socket head cap screw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E285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50mm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SUM([.E293];[.E289])" office:value-type="float" office:value="12" calcext:value-type="float">
            <text:p>12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motor end vertical board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6mm button head cap screw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297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3 x 8mm set screw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motor end pulley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301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 nut</text:p>
          </table:table-cell>
          <table:table-cell table:style-name="ce10" office:value-type="string" calcext:value-type="string">
            <text:p>End effector</text:p>
          </table:table-cell>
          <table:table-cell table:style-name="ce10" office:value-type="string" calcext:value-type="string">
            <text:p>Bowden sheath retain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SUM([.E313];[.E309];[.E305])" office:value-type="float" office:value="4" calcext:value-type="float">
            <text:p>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extruder drive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 washer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extruder drive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formula="of:=[.E31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 x 12mm socket head cap screw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PSU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formula="of:=[.E321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4 x 20mm socket head cap screw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extruder drive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formula="of:=[.E325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8 nut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shaft retain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329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8 washe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shaf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formula="of:=[.E333]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8 x 40mm hex head bolt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idler shaf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337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elzi controller board</text:p>
          </table:table-cell>
          <table:table-cell table:style-name="ce10" office:value-type="string" calcext:value-type="string">
            <text:p>Electronics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341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R105zz 5mm x 10mm x 4mm bearing</text:p>
          </table:table-cell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formula="of:=[.E345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EMA17 stepper motor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motor end motor moun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SUM([.E353];[.E349])" office:value-type="float" office:value="4" calcext:value-type="float">
            <text:p>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Extruder driv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SU_mount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formula="of:=[.E35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mall wire ties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formula="of:=[.E361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5 timing belt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timing belt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formula="of:=[.E365]" office:value-type="float" office:value="3600" calcext:value-type="float">
            <text:p>36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ensioner_hook</text:p>
          </table:table-cell>
          <table:table-cell table:style-name="ce10" office:value-type="string" calcext:value-type="string">
            <text:p>Apex</text:p>
          </table:table-cell>
          <table:table-cell table:style-name="ce10" office:value-type="string" calcext:value-type="string">
            <text:p>Tie rod tensioner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6" calcext:value-type="float">
            <text:p>6</text:p>
          </table:table-cell>
          <table:table-cell/>
          <table:table-cell table:formula="of:=[.E369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raxxas 5347 Rod Ends with Hollow Balls, Large</text:p>
          </table:table-cell>
          <table:table-cell table:style-name="ce10" office:value-type="string" calcext:value-type="string">
            <text:p>Tie rod</text:p>
          </table:table-cell>
          <table:table-cell table:style-name="ce10" office:value-type="string" calcext:value-type="string">
            <text:p>tie rod ends</text:p>
          </table:table-cell>
          <table:table-cell table:style-name="ce10" office:value-type="string" calcext:value-type="string">
            <text:p>Sum - Count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formula="of:=[.E373]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(empty)</text:p>
          </table:table-cell>
          <table:table-cell table:number-columns-repeated="2" table:style-name="ce10" office:value-type="string" calcext:value-type="string">
            <text:p>(empty)</text:p>
          </table:table-cell>
          <table:table-cell table:style-name="ce10" office:value-type="string" calcext:value-type="string">
            <text:p>Sum - Count</text:p>
          </table:table-cell>
          <table:table-cell table:style-name="ce18"/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Sum - UOM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Sum - Units</text:p>
          </table:table-cell>
          <table:table-cell table:number-columns-repeated="3"/>
        </table:table-row>
        <table:table-row table:style-name="ro4">
          <table:table-cell table:style-name="ce5"/>
          <table:table-cell table:style-name="ce12" table:number-columns-repeated="2"/>
          <table:table-cell table:style-name="ce12" office:value-type="string" calcext:value-type="string">
            <text:p>Sum - Total units</text:p>
          </table:table-cell>
          <table:table-cell table:style-name="ce20"/>
          <table:table-cell table:number-columns-repeated="2"/>
        </table:table-row>
        <table:table-row table:style-name="ro4">
          <table:table-cell table:style-name="ce6" office:value-type="string" calcext:value-type="string">
            <text:p>Total Sum - Count</text:p>
          </table:table-cell>
          <table:table-cell table:style-name="ce13" table:number-columns-repeated="2"/>
          <table:table-cell table:style-name="ce15"/>
          <table:table-cell table:style-name="ce21" office:value-type="float" office:value="468" calcext:value-type="float">
            <text:p>468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Total Sum - UOM</text:p>
          </table:table-cell>
          <table:table-cell table:style-name="ce13" table:number-columns-repeated="2"/>
          <table:table-cell table:style-name="ce15"/>
          <table:table-cell table:style-name="ce21"/>
          <table:table-cell table:number-columns-repeated="2"/>
        </table:table-row>
        <table:table-row table:style-name="ro4">
          <table:table-cell table:style-name="ce6" office:value-type="string" calcext:value-type="string">
            <text:p>Total Sum - Units</text:p>
          </table:table-cell>
          <table:table-cell table:style-name="ce13" table:number-columns-repeated="2"/>
          <table:table-cell table:style-name="ce15"/>
          <table:table-cell table:style-name="ce21" office:value-type="float" office:value="3217" calcext:value-type="float">
            <text:p>3217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Total Sum - Total units</text:p>
          </table:table-cell>
          <table:table-cell table:style-name="ce14" table:number-columns-repeated="2"/>
          <table:table-cell table:style-name="ce16"/>
          <table:table-cell table:style-name="ce22" office:value-type="float" office:value="12029" calcext:value-type="float">
            <text:p>12029</text:p>
          </table:table-cell>
          <table:table-cell table:number-columns-repeated="2"/>
        </table:table-row>
      </table:table>
      <table:table table:name="Sources Prices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rt 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RL</text:p>
          </table:table-cell>
        </table:table-row>
        <table:table-row table:style-name="ro3">
          <table:table-cell office:value-type="string" calcext:value-type="string">
            <text:p>M2 washer</text:p>
          </table:table-cell>
          <table:table-cell office:value-type="string" calcext:value-type="string">
            <text:p>93475A195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2 x 10mm socket head cap screw</text:p>
          </table:table-cell>
          <table:table-cell office:value-type="string" calcext:value-type="string">
            <text:p>91292A011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91828A211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nylock nut</text:p>
          </table:table-cell>
          <table:table-cell office:value-type="string" calcext:value-type="string">
            <text:p>93625A10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90024A04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93475A21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10mm socket head cap screw</text:p>
          </table:table-cell>
          <table:table-cell office:value-type="string" calcext:value-type="string">
            <text:p>91292A113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91292A027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91292A115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91292A02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91292A022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91292A025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91292A026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92095A179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3 x 8mm set screw</text:p>
          </table:table-cell>
          <table:table-cell office:value-type="string" calcext:value-type="string">
            <text:p>92015A105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92470A151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91828A231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4 washer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91292A117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91292A121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8 nut</text:p>
          </table:table-cell>
          <table:table-cell office:value-type="string" calcext:value-type="string">
            <text:p>91828A41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8 washer</text:p>
          </table:table-cell>
          <table:table-cell office:value-type="string" calcext:value-type="string">
            <text:p>93475A270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M8 x 40mm hex head bolt</text:p>
          </table:table-cell>
          <table:table-cell office:value-type="string" calcext:value-type="string">
            <text:p>91287A305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8mm diameter drill rod</text:p>
          </table:table-cell>
          <table:table-cell office:value-type="string" calcext:value-type="string">
            <text:p>8116K37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4mm OD x 2mm ID PTFE tubing</text:p>
          </table:table-cell>
          <table:table-cell office:value-type="string" calcext:value-type="string">
            <text:p>2129T24</text:p>
          </table:table-cell>
          <table:table-cell office:value-type="string" calcext:value-type="string">
            <text:p>mcmaster.com</text:p>
          </table:table-cell>
        </table:table-row>
        <table:table-row table:style-name="ro3">
          <table:table-cell office:value-type="string" calcext:value-type="string">
            <text:p>0.254” OD x 0.158” ID pulltruded carbon fiber rod</text:p>
          </table:table-cell>
          <table:table-cell office:value-type="float" office:value="20090" calcext:value-type="float">
            <text:p>20090</text:p>
          </table:table-cell>
          <table:table-cell office:value-type="string" calcext:value-type="string">
            <text:p>http://goodwinds.com/20090.html</text:p>
          </table:table-cell>
        </table:table-row>
        <table:table-row table:style-name="ro3">
          <table:table-cell office:value-type="string" calcext:value-type="string">
            <text:p>5/32” OD x 1/10” ID pulltruded carbon fiber rod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http://goodwinds.com/20023.html</text:p>
          </table:table-cell>
        </table:table-row>
        <table:table-row table:style-name="ro3">
          <table:table-cell office:value-type="string" calcext:value-type="string">
            <text:p>Traxxas 5347 Rod Ends with Hollow Balls, Large</text:p>
          </table:table-cell>
          <table:table-cell/>
          <table:table-cell office:value-type="string" calcext:value-type="string">
            <text:p>http://www.amazon.com/gp/product/B000BOLVJY/ref=oh_details_o00_s00_i00?ie=UTF8&amp;psc=1</text:p>
          </table:table-cell>
        </table:table-row>
        <table:table-row table:style-name="ro3">
          <table:table-cell office:value-type="string" calcext:value-type="string">
            <text:p>608zz bearing</text:p>
          </table:table-cell>
          <table:table-cell/>
          <table:table-cell office:value-type="string" calcext:value-type="string">
            <text:p>http://www.amazon.com/608-ZZ-Skateboard-Bearing-8x22x7-Shielded/dp/B0045F9LAG/ref=sr_1_8?ie=UTF8&amp;qid=1376866413&amp;sr=8-8&amp;keywords=608zz</text:p>
          </table:table-cell>
        </table:table-row>
        <table:table-row table:style-name="ro3">
          <table:table-cell office:value-type="string" calcext:value-type="string">
            <text:p>LM8UU bearing</text:p>
          </table:table-cell>
          <table:table-cell/>
          <table:table-cell office:value-type="string" calcext:value-type="string">
            <text:p>http://www.amazon.com/gp/product/B00AGCL3OO?ie=UTF8&amp;seller=A3KVMBTSS8BMR6&amp;sn=Sidewinderinc</text:p>
          </table:table-cell>
        </table:table-row>
        <table:table-row table:style-name="ro3">
          <table:table-cell office:value-type="string" calcext:value-type="string">
            <text:p>MR105zz 5mm x 10mm x 4mm bearing</text:p>
          </table:table-cell>
          <table:table-cell/>
          <table:table-cell office:value-type="string" calcext:value-type="string">
            <text:p>http://www.amazon.com/5x10x4MM-SEALED-BEARING-TRAXXAS-MINIATURE/dp/B00AF0STJY/ref=sr_1_11?ie=UTF8&amp;qid=1376866519&amp;sr=8-11&amp;keywords=mr105zz</text:p>
          </table:table-cell>
        </table:table-row>
        <table:table-row table:style-name="ro3">
          <table:table-cell office:value-type="string" calcext:value-type="string">
            <text:p>T5 timing belt</text:p>
          </table:table-cell>
          <table:table-cell/>
          <table:table-cell office:value-type="string" calcext:value-type="string">
            <text:p>http://shop.polybelt.com/6T5-Open-End-Belt-Roll-Polyurethane-with-Steel-Cords-B6T5-MPS.htm</text:p>
          </table:table-cell>
        </table:table-row>
        <table:table-row table:style-name="ro3">
          <table:table-cell office:value-type="string" calcext:value-type="string">
            <text:p>16-Gauge 2 Conductor</text:p>
          </table:table-cell>
          <table:table-cell/>
          <table:table-cell office:value-type="string" calcext:value-type="string">
            <text:p>http://www.amazon.com/Mediabridge-Gauge-Speaker-Wire-Feet/dp/B0044YPN0A/ref=sr_1_2?ie=UTF8&amp;qid=1376867159&amp;sr=8-2&amp;keywords=16-Gauge+2+Conductor</text:p>
          </table:table-cell>
        </table:table-row>
        <table:table-row table:style-name="ro3">
          <table:table-cell office:value-type="string" calcext:value-type="string">
            <text:p>1/8” shock cord</text:p>
          </table:table-cell>
          <table:table-cell/>
          <table:table-cell office:value-type="string" calcext:value-type="string">
            <text:p>http://www.amazon.com/SGT-KNOTS-DiamondGrip-Shock-Cord/dp/B00CA4TNX4/ref=sr_1_2?ie=UTF8&amp;qid=1376867291&amp;sr=8-2&amp;keywords=1%2F8%22+shock+cord</text:p>
          </table:table-cell>
        </table:table-row>
        <table:table-row table:style-name="ro3">
          <table:table-cell office:value-type="string" calcext:value-type="string">
            <text:p>Limit switch</text:p>
          </table:table-cell>
          <table:table-cell office:value-type="string" calcext:value-type="string">
            <text:p>SW767-ND</text:p>
          </table:table-cell>
          <table:table-cell office:value-type="string" calcext:value-type="string">
            <text:p>http://www.digikey.com/product-detail/en/SS-3GLPT/SW767-ND/664728</text:p>
          </table:table-cell>
        </table:table-row>
        <table:table-row table:style-name="ro3">
          <table:table-cell office:value-type="string" calcext:value-type="string">
            <text:p>12V 20A power supply</text:p>
          </table:table-cell>
          <table:table-cell/>
          <table:table-cell office:value-type="string" calcext:value-type="string">
            <text:p>http://www.kysanelectronics.com/Products/Detail.php?recordID=4155</text:p>
          </table:table-cell>
        </table:table-row>
        <table:table-row table:style-name="ro3">
          <table:table-cell office:value-type="string" calcext:value-type="string">
            <text:p>40mm x 40mm 12v fan</text:p>
          </table:table-cell>
          <table:table-cell/>
          <table:table-cell office:value-type="string" calcext:value-type="string">
            <text:p>http://www.kysanelectronics.com/Products/Detail.php?recordID=7738</text:p>
          </table:table-cell>
        </table:table-row>
        <table:table-row table:style-name="ro3">
          <table:table-cell office:value-type="string" calcext:value-type="string">
            <text:p>Melzi controller boa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MA17 stepper motor</text:p>
          </table:table-cell>
          <table:table-cell/>
          <table:table-cell office:value-type="string" calcext:value-type="string">
            <text:p>http://www.kysanelectronics.com/Products/Detail.php?recordID=7850</text:p>
          </table:table-cell>
        </table:table-row>
        <table:table-row table:style-name="ro3">
          <table:table-cell office:value-type="string" calcext:value-type="string">
            <text:p>J-head hot end, 1.75mm x 0.5mm</text:p>
          </table:table-cell>
          <table:table-cell/>
          <table:table-cell office:value-type="string" calcext:value-type="string">
            <text:p>hotends.com</text:p>
          </table:table-cell>
        </table:table-row>
        <table:table-row table:style-name="ro3">
          <table:table-cell office:value-type="string" calcext:value-type="string">
            <text:p>1” x 1/4” rubber fuel line</text:p>
          </table:table-cell>
          <table:table-cell/>
          <table:table-cell office:value-type="string" calcext:value-type="string">
            <text:p>http://www.amazon.com/Dayco-80057-Fuel-Line-Roll/dp/B000CIZV7C/ref=sr_1_5?ie=UTF8&amp;qid=1376873690&amp;sr=8-5&amp;keywords=1%2F4+inch+fuel+line</text:p>
          </table:table-cell>
        </table:table-row>
        <table:table-row table:style-name="ro1">
          <table:table-cell office:value-type="string" calcext:value-type="string">
            <text:p>Mk7 drive gear</text:p>
          </table:table-cell>
          <table:table-cell table:number-columns-repeated="2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bom" table:target-range-address="BOM.A3:BOM.I105" table:orientation="column"/>
        <table:database-range table:name="sources" table:target-range-address="'Sources Prices'.A3:'Sources Prices'.C53" table:orientation="column"/>
        <table:database-range table:name="__Anonymous_Sheet_DB__0" table:target-range-address="BOM.A4:BOM.I95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'Sources Prices'.A4:'Sources Prices'.A20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pivot.A1:pivot.E381" table:buttons="pivot.A1 pivot.A2 pivot.A3 pivot.A5 pivot.B5 pivot.C5 pivot.D5">
          <table:source-cell-range table:cell-range-address="BOM.A3:BOM.I113"/>
          <table:data-pilot-field table:source-field-name="Material" table:orientation="page" table:used-hierarchy="0" table:function="auto">
            <table:data-pilot-level table:show-empty="false">
              <table:data-pilot-members>
                <table:data-pilot-member table:name="bearing" table:display="true" table:show-details="true"/>
                <table:data-pilot-member table:name="belting" table:display="true" table:show-details="true"/>
                <table:data-pilot-member table:name="carbon fiber rod" table:display="true" table:show-details="true"/>
                <table:data-pilot-member table:name="conductor" table:display="true" table:show-details="true"/>
                <table:data-pilot-member table:name="drill rod" table:display="true" table:show-details="true"/>
                <table:data-pilot-member table:name="elastic" table:display="true" table:show-details="true"/>
                <table:data-pilot-member table:name="electronics" table:display="true" table:show-details="true"/>
                <table:data-pilot-member table:name="fastener" table:display="true" table:show-details="true"/>
                <table:data-pilot-member table:name="hot end" table:display="true" table:show-details="true"/>
                <table:data-pilot-member table:name="motor" table:display="true" table:show-details="true"/>
                <table:data-pilot-member table:name="PLA" table:display="true" table:show-details="true"/>
                <table:data-pilot-member table:name="plywood" table:display="true" table:show-details="true"/>
                <table:data-pilot-member table:name="tubing" table:display="true" table:show-details="true"/>
                <table:data-pilot-member table:name="wire ti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nt/Vitamin" table:orientation="page" table:used-hierarchy="0" table:function="auto">
            <table:data-pilot-level table:show-empty="false">
              <table:data-pilot-members>
                <table:data-pilot-member table:name="Print" table:display="true" table:show-details="true"/>
                <table:data-pilot-member table:name="Vitami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description" table:orientation="row" table:used-hierarchy="0" table:function="auto">
            <table:data-pilot-level table:show-empty="false">
              <table:data-pilot-members>
                <table:data-pilot-member table:name="0.254” OD x 0.158” ID pulltruded carbon fiber rod" table:display="true" table:show-details="true"/>
                <table:data-pilot-member table:name="1” x 1/4” rubber fuel line" table:display="true" table:show-details="true"/>
                <table:data-pilot-member table:name="1/8” shock cord" table:display="true" table:show-details="true"/>
                <table:data-pilot-member table:name="12 tooth T5 pulley" table:display="true" table:show-details="true"/>
                <table:data-pilot-member table:name="12V 20A power supply" table:display="true" table:show-details="true"/>
                <table:data-pilot-member table:name="1m 16g lamp cord" table:display="true" table:show-details="true"/>
                <table:data-pilot-member table:name="1m twisted pair" table:display="true" table:show-details="true"/>
                <table:data-pilot-member table:name="340mm diameter x 12mm plywood" table:display="true" table:show-details="true"/>
                <table:data-pilot-member table:name="40mm x 40mm 12v fan" table:display="true" table:show-details="true"/>
                <table:data-pilot-member table:name="42mm x 240mm x 12 mm plywood" table:display="true" table:show-details="true"/>
                <table:data-pilot-member table:name="4mm OD x 2mm ID PTFE tubing" table:display="true" table:show-details="true"/>
                <table:data-pilot-member table:name="5/32” OD x 1/10” ID pulltruded carbon fiber rod" table:display="true" table:show-details="true"/>
                <table:data-pilot-member table:name="608zz bearing" table:display="true" table:show-details="true"/>
                <table:data-pilot-member table:name="60mm x 605mm x 12mm plywood" table:display="true" table:show-details="true"/>
                <table:data-pilot-member table:name="8mm diameter drill rod" table:display="true" table:show-details="true"/>
                <table:data-pilot-member table:name="Airtripper's drive body" table:display="true" table:show-details="true"/>
                <table:data-pilot-member table:name="Airtripper's idler holder" table:display="true" table:show-details="true"/>
                <table:data-pilot-member table:name="Airtripper's idler shaft" table:display="true" table:show-details="true"/>
                <table:data-pilot-member table:name="Airtripper's tie rod" table:display="true" table:show-details="true"/>
                <table:data-pilot-member table:name="carriage" table:display="true" table:show-details="true"/>
                <table:data-pilot-member table:name="Dalek_effector" table:display="true" table:show-details="true"/>
                <table:data-pilot-member table:name="end_idler" table:display="true" table:show-details="true"/>
                <table:data-pilot-member table:name="end_motor" table:display="true" table:show-details="true"/>
                <table:data-pilot-member table:name="fixed_belt_terminator" table:display="true" table:show-details="true"/>
                <table:data-pilot-member table:name="free_belt_terminator" table:display="true" table:show-details="true"/>
                <table:data-pilot-member table:name="Glass retainer" table:display="true" table:show-details="true"/>
                <table:data-pilot-member table:name="J-head hot end, 1.75mm x 0.5mm" table:display="true" table:show-details="true"/>
                <table:data-pilot-member table:name="Limit switch" table:display="true" table:show-details="true"/>
                <table:data-pilot-member table:name="LM8UU bearing" table:display="true" table:show-details="true"/>
                <table:data-pilot-member table:name="M2 washer" table:display="true" table:show-details="true"/>
                <table:data-pilot-member table:name="M2 x 10mm socket head cap screw" table:display="true" table:show-details="true"/>
                <table:data-pilot-member table:name="M3 nut" table:display="true" table:show-details="true"/>
                <table:data-pilot-member table:name="M3 nylock nut" table:display="true" table:show-details="true"/>
                <table:data-pilot-member table:name="M3 threaded rod" table:display="true" table:show-details="true"/>
                <table:data-pilot-member table:name="M3 washer" table:display="true" table:show-details="true"/>
                <table:data-pilot-member table:name="M3 x 10mm socket head cap screw" table:display="true" table:show-details="true"/>
                <table:data-pilot-member table:name="M3 x 14mm socket head cap screw" table:display="true" table:show-details="true"/>
                <table:data-pilot-member table:name="M3 x 16mm socket head cap screw" table:display="true" table:show-details="true"/>
                <table:data-pilot-member table:name="M3 x 25mm socket head cap screw" table:display="true" table:show-details="true"/>
                <table:data-pilot-member table:name="M3 x 30mm socket head cap screw" table:display="true" table:show-details="true"/>
                <table:data-pilot-member table:name="M3 x 45mm socket head cap screw" table:display="true" table:show-details="true"/>
                <table:data-pilot-member table:name="M3 x 50mm screw" table:display="true" table:show-details="true"/>
                <table:data-pilot-member table:name="M3 x 6mm socket head cap screw" table:display="true" table:show-details="true"/>
                <table:data-pilot-member table:name="M3 x 8mm set screw" table:display="true" table:show-details="true"/>
                <table:data-pilot-member table:name="M3.5 x 19mm sheet metal screw (#6 x 3/4”)" table:display="true" table:show-details="true"/>
                <table:data-pilot-member table:name="M4 nut" table:display="true" table:show-details="true"/>
                <table:data-pilot-member table:name="M4 washer" table:display="true" table:show-details="true"/>
                <table:data-pilot-member table:name="M4 x 12mm socket head cap screw" table:display="true" table:show-details="true"/>
                <table:data-pilot-member table:name="M4 x 20mm socket head cap screw" table:display="true" table:show-details="true"/>
                <table:data-pilot-member table:name="M8 nut" table:display="true" table:show-details="true"/>
                <table:data-pilot-member table:name="M8 washer" table:display="true" table:show-details="true"/>
                <table:data-pilot-member table:name="M8 x 40mm hex head bolt" table:display="true" table:show-details="true"/>
                <table:data-pilot-member table:name="Melzi controller board" table:display="true" table:show-details="true"/>
                <table:data-pilot-member table:name="MR105zz 5mm x 10mm x 4mm bearing" table:display="true" table:show-details="true"/>
                <table:data-pilot-member table:name="NEMA17 motor" table:display="true" table:show-details="true"/>
                <table:data-pilot-member table:name="NEMA17 stepper motor" table:display="true" table:show-details="true"/>
                <table:data-pilot-member table:name="PSU_mount" table:display="true" table:show-details="true"/>
                <table:data-pilot-member table:name="Small wire ties" table:display="true" table:show-details="true"/>
                <table:data-pilot-member table:name="T5 timing belt" table:display="true" table:show-details="true"/>
                <table:data-pilot-member table:name="tensioner_hook" table:display="true" table:show-details="true"/>
                <table:data-pilot-member table:name="Traxxas 5347 Rod Ends with Hollow Balls, Larg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unctional Unit" table:orientation="row" table:used-hierarchy="0" table:function="auto">
            <table:data-pilot-level table:show-empty="false">
              <table:data-pilot-members>
                <table:data-pilot-member table:name="Apex" table:display="true" table:show-details="true"/>
                <table:data-pilot-member table:name="Electronics" table:display="true" table:show-details="true"/>
                <table:data-pilot-member table:name="End effector" table:display="true" table:show-details="true"/>
                <table:data-pilot-member table:name="Extruder drive" table:display="true" table:show-details="true"/>
                <table:data-pilot-member table:name="Frame" table:display="true" table:show-details="true"/>
                <table:data-pilot-member table:name="Tie ro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unction" table:orientation="row" table:used-hierarchy="0" table:function="auto">
            <table:data-pilot-level table:show-empty="false">
              <table:data-pilot-members>
                <table:data-pilot-member table:name="active cooling" table:display="true" table:show-details="true"/>
                <table:data-pilot-member table:name="base plates" table:display="true" table:show-details="true"/>
                <table:data-pilot-member table:name="Bowden sheath" table:display="true" table:show-details="true"/>
                <table:data-pilot-member table:name="Bowden sheath retainer" table:display="true" table:show-details="true"/>
                <table:data-pilot-member table:name="carriage" table:display="true" table:show-details="true"/>
                <table:data-pilot-member table:name="carriage belt terminator mount" table:display="true" table:show-details="true"/>
                <table:data-pilot-member table:name="carriage linear bearing" table:display="true" table:show-details="true"/>
                <table:data-pilot-member table:name="carriage tie rod mount" table:display="true" table:show-details="true"/>
                <table:data-pilot-member table:name="extruder drive mount" table:display="true" table:show-details="true"/>
                <table:data-pilot-member table:name="fan mount" table:display="true" table:show-details="true"/>
                <table:data-pilot-member table:name="fan power and hot end thermistor" table:display="true" table:show-details="true"/>
                <table:data-pilot-member table:name="guide rod" table:display="true" table:show-details="true"/>
                <table:data-pilot-member table:name="hot end power" table:display="true" table:show-details="true"/>
                <table:data-pilot-member table:name="hot end retainer" table:display="true" table:show-details="true"/>
                <table:data-pilot-member table:name="idler bearing" table:display="true" table:show-details="true"/>
                <table:data-pilot-member table:name="idler end" table:display="true" table:show-details="true"/>
                <table:data-pilot-member table:name="idler end base plate mount" table:display="true" table:show-details="true"/>
                <table:data-pilot-member table:name="idler end guide rod clamp" table:display="true" table:show-details="true"/>
                <table:data-pilot-member table:name="idler end linking board mount" table:display="true" table:show-details="true"/>
                <table:data-pilot-member table:name="idler end vertical board mount" table:display="true" table:show-details="true"/>
                <table:data-pilot-member table:name="idler shaft" table:display="true" table:show-details="true"/>
                <table:data-pilot-member table:name="idler shaft retainer" table:display="true" table:show-details="true"/>
                <table:data-pilot-member table:name="Limit switch" table:display="true" table:show-details="true"/>
                <table:data-pilot-member table:name="limit switch mount" table:display="true" table:show-details="true"/>
                <table:data-pilot-member table:name="limit switch twisted pair" table:display="true" table:show-details="true"/>
                <table:data-pilot-member table:name="linking board" table:display="true" table:show-details="true"/>
                <table:data-pilot-member table:name="long belt terminator" table:display="true" table:show-details="true"/>
                <table:data-pilot-member table:name="Melzi mount" table:display="true" table:show-details="true"/>
                <table:data-pilot-member table:name="motor end" table:display="true" table:show-details="true"/>
                <table:data-pilot-member table:name="motor end base plate mount" table:display="true" table:show-details="true"/>
                <table:data-pilot-member table:name="motor end guide rod clamp" table:display="true" table:show-details="true"/>
                <table:data-pilot-member table:name="motor end linking board mount" table:display="true" table:show-details="true"/>
                <table:data-pilot-member table:name="motor end motor mount" table:display="true" table:show-details="true"/>
                <table:data-pilot-member table:name="motor end pulley" table:display="true" table:show-details="true"/>
                <table:data-pilot-member table:name="motor end vertical board mount" table:display="true" table:show-details="true"/>
                <table:data-pilot-member table:name="PSU mount" table:display="true" table:show-details="true"/>
                <table:data-pilot-member table:name="pulley" table:display="true" table:show-details="true"/>
                <table:data-pilot-member table:name="rod" table:display="true" table:show-details="true"/>
                <table:data-pilot-member table:name="short belt terminator" table:display="true" table:show-details="true"/>
                <table:data-pilot-member table:name="tie rod end to rod" table:display="true" table:show-details="true"/>
                <table:data-pilot-member table:name="tie rod ends" table:display="true" table:show-details="true"/>
                <table:data-pilot-member table:name="tie rod mount" table:display="true" table:show-details="true"/>
                <table:data-pilot-member table:name="Tie rod tensioner" table:display="true" table:show-details="true"/>
                <table:data-pilot-member table:name="timing belt" table:display="true" table:show-details="true"/>
                <table:data-pilot-member table:name="vertical boar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OM" table:orientation="data" table:used-hierarchy="0" table:function="sum">
            <table:data-pilot-level table:show-empty="false">
              <table:data-pilot-members>
                <table:data-pilot-member table:name="ea" table:display="true" table:show-details="true"/>
                <table:data-pilot-member table:name="inch" table:display="true" table:show-details="true"/>
                <table:data-pilot-member table:name="m" table:display="true" table:show-details="true"/>
                <table:data-pilot-member table:name="m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nit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0" table:display="true" table:show-details="true"/>
                <table:data-pilot-member table:name="75" table:display="true" table:show-details="true"/>
                <table:data-pilot-member table:name="85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595" table:display="true" table:show-details="true"/>
                <table:data-pilot-member table:name="630" table:display="true" table:show-details="true"/>
                <table:data-pilot-member table:name="1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unit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225" table:display="true" table:show-details="true"/>
                <table:data-pilot-member table:name="240" table:display="true" table:show-details="true"/>
                <table:data-pilot-member table:name="510" table:display="true" table:show-details="true"/>
                <table:data-pilot-member table:name="600" table:display="true" table:show-details="true"/>
                <table:data-pilot-member table:name="630" table:display="true" table:show-details="true"/>
                <table:data-pilot-member table:name="1500" table:display="true" table:show-details="true"/>
                <table:data-pilot-member table:name="3570" table:display="true" table:show-details="true"/>
                <table:data-pilot-member table:name="36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$</number:text>
      <number:number number: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 style:data-style-name="N2" text:time-value="0000-00-00T00:00:03.327067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0:37:24</meta:creation-date>
    <dc:date>2013-12-05T15:22:22.515610267</dc:date>
    <meta:editing-duration>PT6H44M14S</meta:editing-duration>
    <meta:editing-cycles>45</meta:editing-cycles>
    <meta:generator>LibreOffice/4.1.3.2$Linux_X86_64 LibreOffice_project/410m0$Build-2</meta:generator>
    <dc:creator>Jerry </dc:creator>
    <meta:document-statistic meta:table-count="3" meta:cell-count="1724" meta:object-count="0"/>
  </office:meta>
</office:document-meta>
</file>